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227a" officeooo:paragraph-rsid="001f227a" style:font-weight-asian="bold" style:font-weight-complex="bold"/>
    </style:style>
    <style:style style:name="P2" style:family="paragraph" style:parent-style-name="Standard">
      <style:text-properties fo:font-size="12pt" fo:font-weight="normal" officeooo:rsid="001f227a" officeooo:paragraph-rsid="001f227a" style:font-weight-asian="normal" style:font-weight-complex="normal"/>
    </style:style>
    <style:style style:name="P3" style:family="paragraph" style:parent-style-name="Standard">
      <style:text-properties fo:font-size="14pt" fo:font-weight="bold" officeooo:rsid="001f227a" officeooo:paragraph-rsid="001f227a" style:font-weight-asian="bold" style:font-weight-complex="bold"/>
    </style:style>
    <style:style style:name="P4" style:family="paragraph" style:parent-style-name="Standard">
      <style:text-properties fo:font-size="14pt" fo:font-weight="bold" officeooo:rsid="00202b7f" officeooo:paragraph-rsid="00202b7f" style:font-weight-asian="bold" style:font-weight-complex="bold"/>
    </style:style>
    <style:style style:name="P5" style:family="paragraph" style:parent-style-name="Standard">
      <style:text-properties fo:font-size="14pt" fo:font-weight="bold" officeooo:rsid="0021a35e" officeooo:paragraph-rsid="0021a35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CP</text:p>
      <text:p text:style-name="P2">DHCP server enables computers to request IP addresses and networking parameters automatically from the Internet service provider reducing the need for a network administrator or a user to manually assign IP addresses to all network devices.</text:p>
      <text:p text:style-name="P1"/>
      <text:p text:style-name="P4">Socket – <text:span text:style-name="T1">Socket are </text:span></text:p>
      <text:p text:style-name="P4"><text:span text:style-name="T1"/></text:p>
      <text:p text:style-name="P5">STCP – <text:span text:style-name="T1">Stream Transmission Control Protocol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3:29:44.485222190</meta:creation-date>
    <meta:generator>LibreOffice/6.0.7.3$Linux_X86_64 LibreOffice_project/00m0$Build-3</meta:generator>
    <dc:date>2019-03-01T11:31:08.544867006</dc:date>
    <meta:editing-duration>PT31M22S</meta:editing-duration>
    <meta:editing-cycles>2</meta:editing-cycles>
    <meta:document-statistic meta:table-count="0" meta:image-count="0" meta:object-count="0" meta:page-count="1" meta:paragraph-count="4" meta:word-count="45" meta:character-count="309" meta:non-whitespace-character-count="264"/>
  </office:meta>
</office:document-meta>
</file>